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a8951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a8951" style:font-size-asian="16pt" style:font-size-complex="16pt"/>
    </style:style>
    <style:style style:name="T1" style:family="text">
      <style:text-properties fo:color="#000000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language="en" fo:country="US" fo:font-style="italic" style:text-underline-style="solid" style:text-underline-width="auto" style:text-underline-color="font-color" fo:font-weight="bold" fo:background-color="#ffffff" loext:char-shading-value="0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3" style:family="text">
      <style:text-properties fo:color="#000000" loext:opacity="100%" style:font-name="Times New Roman" fo:language="en" fo:country="US" fo:font-style="italic" style:text-underline-style="solid" style:text-underline-width="auto" style:text-underline-color="font-color" fo:font-weight="bold" fo:background-color="#ffffff" loext:char-shading-value="0" style:font-style-asian="italic" style:font-weight-asian="bold" style:font-name-complex="Times New Roman1" style:font-style-complex="italic" style:font-weight-complex="bold"/>
    </style:style>
    <style:style style:name="T4" style:family="text">
      <style:text-properties fo:color="#000000" loext:opacity="100%" style:font-name="Times New Roman" fo:background-color="#ffffff" loext:char-shading-value="0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XXII</text:span></text:p>
      <text:p text:style-name="P2"><text:span text:style-name="T4">Мария сидела в кабинете, разглядывая что-то под микроскопом. В тихо открывшиеся двери зашла Алена, снимая с плеча рюкзак. Оторвавшись от микроскопа, женщина обернулась. </text:span></text:p>
      <text:p text:style-name="P2"><text:span text:style-name="T4">–А, это ты. Тихо же ты ходишь. Напугала. </text:span></text:p>
      <text:p text:style-name="P2"><text:span text:style-name="T4">–Все хорошо, не переживай, – усмехнулась девушка.</text:span></text:p>
      <text:p text:style-name="P2"><text:span text:style-name="T4">–Ты чего не спишь то, уже поздно. </text:span></text:p>
      <text:p text:style-name="P2"><text:span text:style-name="T4">–Меня интересуют наши дальнейшие планы. Я избавилась от свидетелей, мы вывели из игры того, кто мог бы представлять какие-либо угрозы, от свидетелей я избавилась, мне кажется, что пора переходить к следующему этапу нашего плана. </text:span></text:p>
      <text:p text:style-name="P2"><text:span text:style-name="T4">–Ты слишком торопишь события. На мне хватает некоторой массовости.</text:span></text:p>
      <text:p text:style-name="P2"><text:span text:style-name="T4">–А зачем нам наводить массовую суету? Я не понимаю этого. Почему мы не можем сделать все тихо и незаметно?</text:span></text:p>
      <text:p text:style-name="P2"><text:span text:style-name="T4">–Понимаешь, Алена, есть такой фактор, как страх. И он заставляет людей держаться одной общей массой. А чтобы создать его, как раз таки и нужно что-то массовое. А таким образом, как раз мы выиграем время для того, чтобы сделать грамотный ход и занять выигрышную позицию. </text:span></text:p>
      <text:p text:style-name="P2"><text:span text:style-name="T4">–И что же ты предлагаешь?</text:span></text:p>
      <text:p text:style-name="P2"><text:span text:style-name="T4">–Ну смотри, есть информация, что на следующей неделе в Таиланде состоится встреча очень важных и влиятельных людей в честь дня рождения одного известного ученого. Неважно, кто он, важно, что там куча важных шишек и сам Александр Алехин лично летит туда, чтобы потусить на элитной яхте. А ты, как раз таки проследишь за </text:span><text:soft-page-break/><text:span text:style-name="T4">тем, что он не вернется оттуда, а параллельно мы окончательно добьем эту семейку, возвышая наш авторитет. Как тебе объявление в новостях: «Сын известного бизнесмена Павла Алехина пытался устроить теракт на яхте, где находилось много известных по всему миру ученых. К счастью, все обошлось благодаря таинственной девушке, оперативно организовавшей экстренную эвакуацию! Подрывник погиб, не успев покинуть судно!» </text:span></text:p>
      <text:p text:style-name="P2"><text:span text:style-name="T4">–Ну ты и загнула. Но мне нравится это. Тогда мне заранее нужны будут вертолеты. Ведь как-то же мне нужно будет покинуть яхту. И такой вопрос. Ты действительно собираешься оставить их в живых? Думаю, пожертвовав парочкой десятков ученых, мы не сильно изменим ситуацию в мире, зато посеем страх в сердцах людей.</text:span></text:p>
      <text:p text:style-name="P2"><text:span text:style-name="T4">–Хм. А ты, пожалуй, права, – задумчиво пробормотала Мария. </text:span></text:p>
      <text:p text:style-name="P2"><text:span text:style-name="T4">–Тогда я вылетаю в Таиланд в понедельник. Скажу Алексею, чтобы к моему прилету вертолеты уже были готовы. Бомбу сделаю сама. </text:span></text:p>
      <text:p text:style-name="P2"><text:span text:style-name="T4">–Да, прекрасно. А я тогда отправляюсь в Арктику. У меня там новая лаборатория и наш новый партнер, а еще новые разработки. Уже скоро, очень скоро мы перейдем к следующей ступени. Мы завладеем сетью, связью, коммуникациями, всем оборудованием, внедрим наше новое изобретение и скоро, уже совсем скоро весь мир заплатит нам. </text:span></text:p>
      <text:p text:style-name="P2"><text:span text:style-name="T4">–Прекрасные перспективы. Ну а теперь спокойной ночи, я ушла, – зевнув сказала девушка и удалилась. </text:span></text:p>
      <text:p text:style-name="P2"><text:span text:style-name="T4">Мария посидела задумчиво еще несколько минут, прибралась на столе и тоже удалилась спать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27:43.402000000</meta:creation-date>
    <dc:date>2022-05-15T20:28:03.084000000</dc:date>
    <meta:editing-duration>PT19S</meta:editing-duration>
    <meta:editing-cycles>1</meta:editing-cycles>
    <meta:document-statistic meta:table-count="0" meta:image-count="0" meta:object-count="0" meta:page-count="2" meta:paragraph-count="17" meta:word-count="419" meta:character-count="2729" meta:non-whitespace-character-count="2313"/>
    <meta:generator>LibreOffice/7.2.2.2$Windows_X86_64 LibreOffice_project/02b2acce88a210515b4a5bb2e46cbfb63fe97d56</meta:generator>
  </office:meta>
</office:document-meta>
</file>